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TableColumn19" style:family="table-column">
      <style:table-column-properties style:column-width="6.5958in" style:use-optimal-column-width="false"/>
    </style:style>
    <style:style style:name="Table18" style:family="table">
      <style:table-properties style:width="6.5958in" fo:margin-left="0in" table:align="left"/>
    </style:style>
    <style:style style:name="TableRow20" style:family="table-row">
      <style:table-row-properties style:min-row-height="0.3611in" style:use-optimal-row-height="false"/>
    </style:style>
    <style:style style:name="TableCell21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margin-top="0in" fo:margin-bottom="0in"/>
    </style:style>
    <style:style style:name="T23" style:parent-style-name="Fuentedepárrafopredeter." style:family="text">
      <style:text-properties fo:font-size="16pt" style:font-size-asian="16pt" style:font-size-complex="16pt"/>
    </style:style>
    <style:style style:name="TableRow24" style:family="table-row">
      <style:table-row-properties style:min-row-height="0.4166in"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margin-top="0in" fo:margin-bottom="0in"/>
      <style:text-properties fo:font-size="16pt" style:font-size-asian="16pt" style:font-size-complex="16pt"/>
    </style:style>
    <style:style style:name="TableRow27" style:family="table-row">
      <style:table-row-properties style:min-row-height="0.4166in"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margin-top="0in" fo:margin-bottom="0in"/>
      <style:text-properties fo:font-size="16pt" style:font-size-asian="16pt" style:font-size-complex="16pt"/>
    </style:style>
    <style:style style:name="TableRow30" style:family="table-row">
      <style:table-row-properties style:min-row-height="0.4166in"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margin-top="0in" fo:margin-bottom="0in"/>
      <style:text-properties fo:font-size="16pt" style:font-size-asian="16pt" style:font-size-complex="16pt"/>
    </style:style>
    <style:style style:name="TableRow33" style:family="table-row">
      <style:table-row-properties style:min-row-height="0.4166in"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margin-top="0in" fo:margin-bottom="0in"/>
      <style:text-properties fo:font-size="16pt" style:font-size-asian="16pt" style:font-size-complex="16pt"/>
    </style:style>
    <style:style style:name="P3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3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39" style:family="table-column">
      <style:table-column-properties style:column-width="6.5958in" style:use-optimal-column-width="false"/>
    </style:style>
    <style:style style:name="Table38" style:family="table">
      <style:table-properties style:width="6.5958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center" fo:margin-top="0in" fo:margin-bottom="0in"/>
    </style:style>
    <style:style style:name="T43" style:parent-style-name="Fuentedepárrafopredeter." style:family="text">
      <style:text-properties fo:font-size="16pt" style:font-size-asian="16pt" style:font-size-complex="16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fo:background-color="#D0E0E3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margin-top="0in" fo:margin-bottom="0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margin-top="0in" fo:margin-bottom="0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margin-top="0in" fo:margin-bottom="0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margin-top="0in" fo:margin-bottom="0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margin-top="0in" fo:margin-bottom="0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margin-top="0in" fo:margin-bottom="0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margin-top="0in" fo:margin-bottom="0in"/>
    </style:style>
    <style:style style:name="P65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6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Full de compromís d'equip</text:span><text:span text:style-name="T9"><text:line-break/></text:span><text:span text:style-name="T10">Los Satanases del Infierno</text:span></text:p>
      <text:soft-page-break/>
      <text:p text:style-name="P11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LLISTAT COMPONENTS DE L'EQUIP DE TREBALL</text:span></text:p>
          </table:table-cell>
        </table:table-row>
        <table:table-row table:style-name="TableRow24">
          <table:table-cell table:style-name="TableCell25">
            <text:p text:style-name="P26">Federico Adria</text:p>
          </table:table-cell>
        </table:table-row>
        <table:table-row table:style-name="TableRow27">
          <table:table-cell table:style-name="TableCell28">
            <text:p text:style-name="P29">Cassandra Sowa</text:p>
          </table:table-cell>
        </table:table-row>
        <table:table-row table:style-name="TableRow30">
          <table:table-cell table:style-name="TableCell31">
            <text:p text:style-name="P32">Esther Talavera</text:p>
          </table:table-cell>
        </table:table-row>
        <table:table-row table:style-name="TableRow33">
          <table:table-cell table:style-name="TableCell34">
            <text:p text:style-name="P35">Javier Tamarit</text:p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COMPROMISOS</text:span></text:p>
          </table:table-cell>
        </table:table-row>
        <table:table-row table:style-name="TableRow44">
          <table:table-cell table:style-name="TableCell45">
            <text:p text:style-name="P46">L'alumnat part de l'equip es compromet a:</text:p>
          </table:table-cell>
        </table:table-row>
        <table:table-row table:style-name="TableRow47">
          <table:table-cell table:style-name="TableCell48">
            <text:p text:style-name="P49">Assistir amb<text:s/>puntualitat a les sessions de treball del projecte.</text:p>
          </table:table-cell>
        </table:table-row>
        <table:table-row table:style-name="TableRow50">
          <table:table-cell table:style-name="TableCell51">
            <text:p text:style-name="P52">Treballar en igualtat de responsabilitats per brindar un treball òptim.</text:p>
          </table:table-cell>
        </table:table-row>
        <table:table-row table:style-name="TableRow53">
          <table:table-cell table:style-name="TableCell54">
            <text:p text:style-name="P55">Mantenir un bon clima de treball, deixant de banda actituds negatives que poguessen perjudicar el projecte i/o crear un mal ambient de treball.</text:p>
          </table:table-cell>
        </table:table-row>
        <table:table-row table:style-name="TableRow56">
          <table:table-cell table:style-name="TableCell57">
            <text:p text:style-name="P58">Fer per mantenir-se informat del que estem fent en tot moment.</text:p>
          </table:table-cell>
        </table:table-row>
        <table:table-row table:style-name="TableRow59">
          <table:table-cell table:style-name="TableCell60">
            <text:p text:style-name="P61">Aquella persona que tinga un nombre de faltes injustificades superior al 15%, no obtindrà una nota superior a un 3.</text:p>
          </table:table-cell>
        </table:table-row>
        <table:table-row table:style-name="TableRow62">
          <table:table-cell table:style-name="TableCell63">
            <text:p text:style-name="P64">Disponibilitat telemàtica en el cas de no poder assistir.</text:p>
          </table:table-cell>
        </table:table-row>
      </table:table>
      <text:p text:style-name="P65"/>
      <text:p text:style-name="P6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0T14:33:00Z</meta:creation-date>
    <dc:date>2021-10-20T14:40:00Z</dc:date>
    <meta:template xlink:href="Normal" xlink:type="simple"/>
    <meta:editing-cycles>4</meta:editing-cycles>
    <meta:editing-duration>PT240S</meta:editing-duration>
    <meta:document-statistic meta:page-count="2" meta:paragraph-count="1" meta:word-count="115" meta:character-count="747" meta:row-count="5" meta:non-whitespace-character-count="633"/>
  </office:meta>
</office:document-meta>
</file>